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0f08bd"/>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Unnumbered_20_List">
      <style:paragraph-properties fo:margin-left="0.6in" fo:margin-right="0.8in" fo:text-indent="0in" style:auto-text-indent="false"/>
    </style:style>
    <style:style style:name="P4" style:family="paragraph" style:parent-style-name="Bullet_20_Sub_20_List" style:list-style-name="WW8Num7"/>
    <style:style style:name="P5" style:family="paragraph" style:parent-style-name="Bullet_20_Sub_20_List" style:list-style-name="WW8Num7">
      <style:paragraph-properties fo:margin-top="0.2362in" fo:margin-bottom="0.0972in" style:contextual-spacing="false"/>
    </style:style>
    <style:style style:name="P6" style:family="paragraph" style:parent-style-name="Bullet">
      <style:paragraph-properties fo:margin-left="0.65in" fo:margin-right="0.6in" fo:text-indent="-0.25in" style:auto-text-indent="false"/>
    </style:style>
    <style:style style:name="P7" style:family="paragraph" style:parent-style-name="Chapter_20_Number">
      <style:text-properties style:font-name="Wingdings" style:font-name-complex="Wingdings"/>
    </style:style>
    <style:style style:name="P8" style:family="paragraph" style:parent-style-name="Chapter_20_Title">
      <style:paragraph-properties>
        <style:tab-stops>
          <style:tab-stop style:position="0.8126in"/>
        </style:tab-stops>
      </style:paragraph-properties>
    </style:style>
    <style:style style:name="P9" style:family="paragraph" style:parent-style-name="Chapter_20_Title" style:master-page-name="First_20_Page">
      <style:paragraph-properties style:page-number="auto">
        <style:tab-stops>
          <style:tab-stop style:position="0.8126in"/>
        </style:tab-stops>
      </style:paragraph-properties>
    </style:style>
    <style:style style:name="P10" style:family="paragraph" style:parent-style-name="Footer">
      <style:paragraph-properties fo:text-align="end" style:justify-single-word="false"/>
    </style:style>
    <style:style style:name="P11" style:family="paragraph" style:parent-style-name="Header">
      <style:paragraph-properties fo:margin-left="-0.3126in" fo:margin-right="0in" fo:text-align="end" style:justify-single-word="false" fo:text-indent="0in" style:auto-text-indent="false"/>
    </style:style>
    <style:style style:name="P12" style:family="paragraph" style:parent-style-name="Footer_20_Text">
      <style:paragraph-properties fo:margin-top="0.25in" fo:margin-bottom="0.1665in" style:contextual-spacing="false" fo:text-align="end" style:justify-single-word="false"/>
    </style:style>
    <style:style style:name="P13" style:family="paragraph" style:parent-style-name="Code">
      <style:text-properties fo:font-weight="bold" style:font-weight-asian="bold"/>
    </style:style>
    <style:style style:name="P14" style:family="paragraph" style:parent-style-name="Code">
      <style:text-properties officeooo:paragraph-rsid="000f08bd"/>
    </style:style>
    <style:style style:name="P15" style:family="paragraph">
      <style:paragraph-properties fo:margin-top="0in" fo:margin-bottom="0.139in" fo:line-height="115%" style:writing-mode="lr-tb"/>
    </style:style>
    <style:style style:name="P16" style:family="paragraph">
      <style:paragraph-properties style:writing-mode="lr-tb"/>
    </style:style>
    <style:style style:name="T1" style:family="text">
      <style:text-properties officeooo:rsid="000f08bd"/>
    </style:style>
    <style:style style:name="T2" style:family="text">
      <style:text-properties fo:font-weight="bold" style:font-weight-asian="bold"/>
    </style:style>
    <style:style style:name="T3" style:family="text">
      <style:text-properties style:font-name="Calibri" fo:font-weight="bold" style:font-weight-asian="bold" style:font-name-complex="Calibri" text:display="true"/>
    </style:style>
    <style:style style:name="T4" style:family="text">
      <style:text-properties style:font-name-asian="TheSansMonoConNormal"/>
    </style:style>
    <style:style style:name="T5" style:family="text">
      <style:text-properties style:font-name-complex="Utopia-Italic"/>
    </style:style>
    <style:style style:name="T6" style:family="text">
      <style:text-properties fo:letter-spacing="-0.0016in"/>
    </style:style>
    <style:style style:name="T7" style:family="text">
      <style:text-properties fo:font-style="normal" fo:font-weight="bold" style:font-style-asian="normal" style:font-weight-asian="bold"/>
    </style:style>
    <style:style style:name="T8" style:family="text">
      <style:text-properties style:font-name="Utopia-Bold"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style:font-name="TheSansMonoCondensed-Bold" style:font-name-complex="TheSansMonoCondensed-Bold"/>
    </style:style>
    <style:style style:name="T11" style:family="text">
      <style:text-properties style:font-name="TheSansMonoCondensed-Bold" fo:font-weight="bold" style:font-weight-asian="bold" style:font-name-complex="TheSansMonoCondensed-Bold" style:font-weight-complex="bold"/>
    </style:style>
    <style:style style:name="T12" style:family="text">
      <style:text-properties style:font-name="Utopia-Regular" fo:font-style="normal" style:font-style-asian="normal" style:font-name-complex="Utopia-Regular"/>
    </style:style>
    <style:style style:name="T13" style:family="text">
      <style:text-properties style:font-name="Utopia-Italic" style:font-name-complex="Utopia-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font-size="8pt" style:font-size-asian="8pt" style:font-size-complex="8pt"/>
    </style:style>
    <style:style style:name="T16" style:family="text">
      <style:text-properties fo:color="#bfbfbf" fo:font-size="8pt" style:font-size-asian="8pt" style:font-size-complex="8pt"/>
    </style:style>
    <style:style style:name="T17" style:family="text">
      <style:text-properties style:font-name="Wingdings" style:font-name-complex="Wingdings"/>
    </style:style>
    <style:style style:name="T18" style:family="text">
      <style:text-properties officeooo:rsid="000f08bd"/>
    </style:style>
    <style:style style:name="T19" style:family="text">
      <style:text-properties officeooo:rsid="00107bfa"/>
    </style:style>
    <style:style style:name="T20" style:family="text">
      <style:text-properties officeooo:rsid="00112571"/>
    </style:style>
    <style:style style:name="T21" style:family="text"/>
    <style:style style:name="T22"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2909584" text:id="ct52909584">
          <text:insertion>
            <office:change-info>
              <dc:creator>Ray Lischner</dc:creator>
              <dc:date>2013-11-17T09:58:00</dc:date>
            </office:change-info>
          </text:insertion>
        </text:changed-region>
        <text:changed-region xml:id="ct55963264" text:id="ct55963264">
          <text:deletion>
            <office:change-info>
              <dc:creator>Ray Lischner</dc:creator>
              <dc:date>2013-11-17T09:58:00</dc:date>
            </office:change-info>
            <text:p text:style-name="Body_20_Text_20_Cont">
<text:span text:style-name="T1">telling it to preallocate that many slots in order to avoid repeated reallocation when adding one element at a time</text:span>
</text:p>
          </text:deletion>
        </text:changed-region>
        <text:changed-region xml:id="ct53047968" text:id="ct53047968">
          <text:insertion>
            <office:change-info>
              <dc:creator>Ray Lischner</dc:creator>
              <dc:date>2013-11-17T09:59:00</dc:date>
            </office:change-info>
          </text:insertion>
        </text:changed-region>
        <text:changed-region xml:id="ct55981536" text:id="ct55981536">
          <text:deletion>
            <office:change-info>
              <dc:creator>Ray Lischner</dc:creator>
              <dc:date>2013-11-17T09:59:00</dc:date>
            </office:change-info>
            <text:p text:style-name="P1">
<text:s/>
</text:p>
          </text:deletion>
        </text:changed-region>
        <text:changed-region xml:id="ct64143680" text:id="ct64143680">
          <text:insertion>
            <office:change-info>
              <dc:creator>Ray Lischner</dc:creator>
              <dc:date>2013-11-17T09:59:00</dc:date>
            </office:change-info>
          </text:insertion>
        </text:changed-region>
        <text:changed-region xml:id="ct65101360" text:id="ct65101360">
          <text:insertion>
            <office:change-info>
              <dc:creator>Ray Lischner</dc:creator>
              <dc:date>2013-11-17T09:59:00</dc:date>
            </office:change-info>
          </text:insertion>
        </text:changed-region>
        <text:changed-region xml:id="ct52516048" text:id="ct52516048">
          <text:deletion>
            <office:change-info>
              <dc:creator>Ray Lischner</dc:creator>
              <dc:date>2013-11-17T09:59:00</dc:date>
            </office:change-info>
            <text:p text:style-name="P1">
<text:s/>
</text:p>
          </text:deletion>
        </text:changed-region>
        <text:changed-region xml:id="ct53707328" text:id="ct53707328">
          <text:insertion>
            <office:change-info>
              <dc:creator>Ray Lischner</dc:creator>
              <dc:date>2013-11-17T10:04:00</dc:date>
            </office:change-info>
          </text:insertion>
        </text:changed-region>
        <text:changed-region xml:id="ct65829680" text:id="ct65829680">
          <text:deletion>
            <office:change-info>
              <dc:creator>Ray Lischner</dc:creator>
              <dc:date>2013-11-17T10:11:00</dc:date>
            </office:change-info>
            <text:p text:style-name="Body_20_Text_20_Cont"><text:s/>i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Ref_Title"/>Overloaded Functions and Operators<text:span text:style-name="Comment_20_Reference"><text:span text:style-name="T3"><office:annotation><dc:creator>Stefan Turalski</dc:creator><dc:date>2013-11-03T18:43:00</dc:date><text:p text:style-name="P15"><text:span text:style-name="T22">A nice chapter covering basics of the overloading poker.</text:span></text:p><text:p text:style-name="P15"><text:span text:style-name="T22">Great place to start explorations.</text:span></text:p><text:p text:style-name="P15"><text:span text:style-name="T22">I guess, I could ask for more examples for several cases (say <text:s/>a template in 69-4 listing). However, that would be just for illustration purposes.</text:span></text:p><text:p text:style-name="P15"><text:span text:style-name="T22"/></text:p><text:p text:style-name="P15"><text:span text:style-name="T22">I guess next exploration could <text:s/>cover something like</text:span></text:p><text:p text:style-name="P15"><text:span text:style-name="T22">=delete</text:span></text:p><text:p text:style-name="P15"><text:span text:style-name="T22"><text:a xlink:href="http://stackoverflow.com/questions/14085620/why-do-c11-deleted-functions-participate-in-overload-resolution" xlink:type="simple">http://stackoverflow.com/questions/14085620/why-do-c11-deleted-functions-participate-in-overload-resolution</text:a></text:span></text:p><text:p text:style-name="P15"><text:span text:style-name="T22">mention perfect forwarding <text:s/>and issues around it.</text:span></text:p><text:p text:style-name="P15"><text:span text:style-name="T22">However, these are advanced concepts so not sure it fits in.</text:span></text:p></office:annotation></text:span></text:span><text:bookmark-end text:name="Ref_Title"/></text:p>
      <text:p text:style-name="P8"/>
      <text:p text:style-name="Body_20_Text_20_First">Exploration 24 introduced the notion of overloaded functions. Exploration 30 continued the journey with overloaded operators. Since then, we’ve managed to get by with a common-sense understanding of overloading. I would be remiss without delving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p text:style-name="Heading_20_1">Type Conversion</text:p>
      <text:p text:style-name="Body_20_Text_20_First">Before jumping into the deep end of the overloading pool, I need to fill in some missing pieces with respect to type conversion. Recall from Exploration 25 that the compiler 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text:span>:</text:p>
      <text:p text:style-name="Code"><text:soft-page-break/>rational reciprocal(rational const&amp; r)</text:p>
      <text:p text:style-name="Code">{</text:p>
      <text:p text:style-name="Code"><text:span text:style-name="T4"><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text:change-start text:change-id="ct52909584"/><text:span text:style-name="T1">which initializes the vector with that many default-initialized elements</text:span><text:change-end text:change-id="ct52909584"/><text:change text:change-id="ct55963264"/>. The constructor is <text:span text:style-name="Code_20_Inline">explicit</text:span> to avoid statements such as the following:</text:p>
      <text:p text:style-name="Code">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text:p>
      <text:p text:style-name="P1">explicit operator float() const<text:change-start text:change-id="ct53047968"/></text:p>
      <text:p text:style-name="P1"><text:change-end text:change-id="ct53047968"/><text:change text:change-id="ct55981536"/>{<text:change-start text:change-id="ct64143680"/></text:p>
      <text:p text:style-name="P1"><text:s text:c="3"/><text:change-end text:change-id="ct64143680"/><text:s/>return float(numerator()) / float(denominator());<text:change-start text:change-id="ct65101360"/></text:p>
      <text:p text:style-name="P1"><text:change-end text:change-id="ct65101360"/><text:change text:change-id="ct52516048"/>}</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text:s/>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int i;</text:p>
      <text:p text:style-name="Code">i = std::cin;</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p text:style-name="Heading_20_1"><text:soft-page-break/>Review of Overloaded Functions</text:p>
      <text:p text:style-name="Body_20_Text_20_First">Let’s refresh the memory a bit. A function name is <text:span text:style-name="Emphasis"><text:span text:style-name="T5">overloaded</text:span></text:span> when two or more function declarations declare the same name in the same scope. C++ imposes some restrictions on when you are allowed to overload a function name.</text:p>
      <text:p text:style-name="Body_20_Text_20_Cont">The primary restriction 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4"><text:s text:c="3"/></text:span>void print();</text:p>
      <text:p text:style-name="Code"><text:span text:style-name="T4"><text:s text:c="3"/></text:span>void print() const; // valid: const qualifier is different</text:p>
      <text:p text:style-name="Code">};</text:p>
      <text:p text:style-name="Body_20_Text_20_Cont">A member function cannot be overloaded with a static member function in the same class.</text:p>
      <text:p text:style-name="Code">class demo {</text:p>
      <text:p text:style-name="Code"><text:span text:style-name="T4"><text:s text:c="3"/></text:span>void print();</text:p>
      <text:p text:style-name="Code"><text:span text:style-name="T4"><text:s text:c="3"/></text:span>static void print(); // illegal</text:p>
      <text:p text:style-name="Code">};</text:p>
      <text:p text:style-name="Body_20_Text_20_Cont">A key point is that overloading occurs within a single scope. Names in one scope have no influence or impact on names in another scope. Remember that a code block is a scope <text:span text:style-name="T6">(Exploration 13), a class is a scope (Exploration 40), and a namespace is a scope (Exploration 52).</text:span></text:p>
      <text:p text:style-name="Body_20_Text_20_Cont">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5">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69-1.</text:p>
      <text:p text:style-name="Code_20_Caption"><text:span text:style-name="T7">Listing 69-1.</text:span> Qualifying a Member Function with the Base Class Name</text:p>
      <text:p text:style-name="Code">#include &lt;iostream&gt;</text:p>
      <text:p text:style-name="Code">
<text:soft-page-break/>
</text:p>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p>
      <text:p text:style-name="Code">int main()</text:p>
      <text:p text:style-name="Code">{</text:p>
      <text:p text:style-name="Code"><text:span text:style-name="T4"><text:s text:c="3"/></text:span>derived d{};</text:p>
      <text:p text:style-name="Code"><text:span text:style-name="T4"><text:s text:c="3"/></text:span>d.print(3); <text:s text:c="10"/>// prints double: 3</text:p>
      <text:p text:style-name="Code"><text:span text:style-name="T4"><text:s text:c="3"/></text:span>d.print(3.0); <text:s text:c="8"/>// prints double: 3</text:p>
      <text:p text:style-name="Code"><text:span text:style-name="T4"><text:s text:c="3"/></text:span>d.base::print(3); <text:s text:c="4"/>// prints int: 3</text:p>
      <text:p text:style-name="Code"><text:span text:style-name="T4"><text:s text:c="3"/></text:span>d.base::print(3.0); <text:s text:c="2"/>// prints int: 3</text:p>
      <text:p text:style-name="Code">}</text:p>
      <text:p text:style-name="Body_20_Text_20_Cont">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5">using</text:span></text:span> declaration (Exploration 52). <text:span text:style-name="Strong_20_Emphasis"><text:span text:style-name="T8">Modify Listing 69-1 so </text:span></text:span><text:span text:style-name="Strong_20_Emphasis"><text:span text:style-name="T10">derived</text:span></text:span><text:span text:style-name="Strong_20_Emphasis"><text:span text:style-name="T8"> sees both </text:span></text:span><text:span text:style-name="Strong_20_Emphasis"><text:span text:style-name="T10">print</text:span></text:span><text:span text:style-name="Strong_20_Emphasis"><text:span text:style-name="T8"> functions</text:span></text:span><text:span text:style-name="Strong_20_Emphasis">.</text:span>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8">What output do you expect?</text:span></text:span></text:p>
      <text:p text:style-name="P3">_____________________________________________________________</text:p>
      <text:p text:style-name="P3">_____________________________________________________________</text:p>
      <text:p text:style-name="Body_20_Text_20_Cont">Try it and compare your result with that in Listing 69-2.</text:p>
      <text:p text:style-name="Code_20_Caption"><text:span text:style-name="T7">Listing 69-2.</text:span> Overloading Named with a <text:span text:style-name="T12">using</text:span> Declaration</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P13"><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1"/>// prints int: 3</text:p>
      <text:p text:style-name="Code"><text:span text:style-name="T4"><text:s text:c="3"/></text:span>d.print(3.0); <text:s text:c="9"/>// prints double: 3</text:p>
      <text:p text:style-name="Code"><text:soft-page-break/>}</text:p>
      <text:p text:style-name="Body_20_Text_20_Cont">A <text:span text:style-name="Emphasis"><text:span text:style-name="T5">using</text:span></text:span> declaration imports all the overloaded functions with that name. To see this, <text:span text:style-name="Strong_20_Emphasis"><text:span text:style-name="T8">add </text:span></text:span><text:span text:style-name="Strong_20_Emphasis"><text:span text:style-name="T10">print(long)</text:span></text:span><text:span text:style-name="Strong_20_Emphasis"><text:span text:style-name="T8"> to the base class and a corresponding function call to </text:span></text:span><text:span text:style-name="Strong_20_Emphasis"><text:span text:style-name="T10">main</text:span></text:span><text:span text:style-name="Strong_20_Emphasis">.</text:span> Now your example should look something like Listing 69-3.</text:p>
      <text:p text:style-name="Code_20_Caption"><text:span text:style-name="T7">Listing 69-3.</text:span> Adding a Base Class Overload</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span text:style-name="T4"><text:s text:c="3"/></text:span>void print(long x) { std::cout &lt;&lt; "long: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0"/>// prints int: 3</text:p>
      <text:p text:style-name="Code"><text:span text:style-name="T4"><text:s text:c="3"/></text:span>d.print(3.0); <text:s text:c="8"/>// prints double: 3</text:p>
      <text:p text:style-name="Code"><text:span text:style-name="T4"><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8">What do you expect the program to print?</text:span></text:span></text:p>
      <text:p text:style-name="P3">_____________________________________________________________</text:p>
      <text:p text:style-name="Body_20_Text_20_Cont">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8">Try </text:span></text:span><text:span text:style-name="Strong_20_Emphasis"><text:span text:style-name="T10">d.print(short(3))</text:span></text:span><text:span text:style-name="Strong_20_Emphasis"><text:span text:style-name="T8">. What happens?</text:span></text:span></text:p>
      <text:p text:style-name="P3">_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text:soft-page-break/>int: 3</text:p>
      <text:p text:style-name="Body_20_Text_20_Cont">That was still too easy. Now try <text:span text:style-name="Code_20_Inline">unsigned</text:span>. <text:span text:style-name="T9">Add </text:span><text:span text:style-name="Code_20_Inline"><text:span text:style-name="T11">d.print(3u)</text:span></text:span>.<text:span text:style-name="T9"> What happens?</text:span></text:p>
      <text:p text:style-name="P3">_____________________________________________________________</text:p>
      <text:p text:style-name="Body_20_Text_20_Cont">That doesn’t work at all, does it? <text:change-start text:change-id="ct53707328"/><text:span text:style-name="T19">The error message probably says something about an ambiguous overload </text:span><text:span text:style-name="T20">or function call</text:span><text:span text:style-name="T19">. </text:span><text:change-end text:change-id="ct53707328"/>To understand what went wrong, you need a better understanding of how overloading works in C++, and that’s what the rest of this Exploration is all about.</text:p>
      <text:p text:style-name="Heading_20_1">Overload Resolution</text:p>
      <text:p text:style-name="Body_20_Text_20_First">The compiler applies its normal lookup rules (Exploration 68)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 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Emphasis">using</text:span> declaration can bring such names into the derived class scope, and so have them participate in overload resolution. If the function name is unqualified, the compiler looks for member and non-member functions. A <text:span text:style-name="Emphasis">using</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When matching member functions, the compiler adds an implicit parameter, which is a pointer to the object, as though <text:span text:style-name="Code_20_Inline">this</text:span> were a function parameter.</text:p>
      <text:p text:style-name="Body_20_Text_20_Cont">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text:soft-page-break/>step, which is to check access levels for member functions. The best ranked overload might not be accessible, but that doesn’t impact how the compiler resolves the overload.</text:p>
      <text:p text:style-name="Heading_20_2">Ranking Functions</text:p>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5), converting a derived-class reference to a base-class reference (Exploration 39),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ICS (or tied for best) among all overloaded names, and at least one ICS is 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3">standard</text:span></text:span> conversion is inherent in the C++ language, such as arithmetic conversions. A <text:span text:style-name="Emphasis"><text:span text:style-name="T13">user-defined</text:span></text:span> conversion involves constructors and type conversion operators on class and enumerated types. A <text:span text:style-name="Emphasis"><text:span text:style-name="T13">standard</text:span></text:span><text:span text:style-name="T14"> </text:span><text:span text:style-name="Emphasis"><text:span text:style-name="T13">ICS</text:span></text:span> is an ICS that contains only standard conversions. A <text:span text:style-name="Emphasis">user-defined</text:span><text:span text:style-name="T14"> </text:span><text:span text:style-name="Emphasis"><text:span text:style-name="T13">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needs to pick the best ICS of the functions that remain under consideration. As part of this determination, it must be able to compare standard conversions within an ICS. A standard conversion falls into one of three categories. In order from best to worst, the categories are exact match, promotion, and other conversion.</text:p>
      <text:p text:style-name="Body_20_Text_20_Cont">An <text:span text:style-name="Emphasis"><text:span text:style-name="T13">exact match</text:span></text:span> is when the argument type is the same as the parameter type. Examples of exact match conversions are:</text:p>
      <text:list xml:id="list3693372412663936651" text:style-name="WW8Num4">
        <text:list-item>
          <text:p text:style-name="P6"><text:soft-page-break/>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list-item>
        <text:list-item>
          <text:p text:style-name="P6">Converting an array to a pointer (Exploration 59), e.g., <text:span text:style-name="Code_20_Inline">char[10]</text:span> to <text:span text:style-name="Code_20_Inline">char*</text:span></text:p>
        </text:list-item>
        <text:list-item>
          <text:p text:style-name="P6">Converting an lvalue to an rvalue, e.g., <text:span text:style-name="Code_20_Inline">int&amp;</text:span> to <text:span text:style-name="Code_20_Inline">int</text:span></text:p>
        </text:list-item>
      </text:list>
      <text:p text:style-name="Body_20_Text_20_Cont">A <text:span text:style-name="Emphasis"><text:span text:style-name="T13">promotion</text:span></text:span> (Exploration 25) is an implicit conversion from a smaller arithmetic type (such as <text:span text:style-name="Code_20_Inline">short</text:span>) to a larger type (such as <text:span text:style-name="Code_20_Inline">int</text:span>). The compiler considers promotion better than conversion<text:change text:change-id="ct65829680"/> because a promotion does not lose any information, but a conversion might.</text:p>
      <text:p text:style-name="Body_20_Text_20_Cont">All other implicit type conversions—for example, arithmetic conversions 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3">exact</text:span></text:span><text:span text:style-name="T14"> </text:span><text:span text:style-name="Emphasis"><text:span text:style-name="T13">match</text:span></text:span> (<text:span text:style-name="Code_20_Inline">const</text:span>) and a <text:span text:style-name="Emphasis"><text:span text:style-name="T13">promotion</text:span></text:span> (<text:span text:style-name="Code_20_Inline">short</text:span> to <text:span text:style-name="Code_20_Inline">int</text:span>), so the category for the ICS as a whole is <text:span text:style-name="Emphasis"><text:span text:style-name="T13">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list xml:id="list482167669" text:continue-numbering="true" text:style-name="WW8Num4">
        <text:list-item>
          <text:p text:style-name="P6">A standard ICS is better than a user-defined ICS.</text:p>
        </text:list-item>
        <text:list-item>
          <text:p text:style-name="P6">An ICS with better category is better than an ICS with a worse category.</text:p>
        </text:list-item>
        <text:list-item>
          <text:p text:style-name="P6">An ICS that is a proper subset of another ICS is better.</text:p>
        </text:list-item>
        <text:list-item>
          <text:p text:style-name="P6">A user-defined ICS, ICS1, is better than another user-defined ICS, ICS2, if they have the same user conversion, and the second standard conversion in ICS1 is better than the second standard conversion of ICS2.</text:p>
        </text:list-item>
        <text:list-item>
          <text:p text:style-name="P6">Less restrictive types are better than more restrictive ones. This means an ICS with target type T1 is better than an ICS with target type T2 if T1 and T2 have the same base type, but T2 is <text:span text:style-name="Code_20_Inline">const</text:span> and T1 is not.</text:p>
        </text:list-item>
        <text:list-item>
          <text:p text:style-name="P6">A standard conversion sequence ICS1 is better than ICS2 if they have the same rank, but:</text:p>
        </text:list-item>
      </text:list>
      <text:list xml:id="list5964094511662515788" text:style-name="WW8Num7">
        <text:list-item>
          <text:p text:style-name="P4">ICS1 converts a pointer to <text:span text:style-name="Code_20_Inline">bool</text:span>, or</text:p>
        </text:list-item>
        <text:list-item>
          <text:p text:style-name="P5">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p text:style-name="Heading_20_2"><text:soft-page-break/>List Initialization</text:p>
      <text:p text:style-name="Body_20_Text_20_First">One complication is the possibility of a function argument that has no type because it is not an expression. Instead, the argument is a curly-brace-enclosed list of values, like the brace-enclosed list that is used for universal initialization. The compiler has some special rules for determining the conversion sequence of a list.</text:p>
      <text:p text:style-name="Body_20_Text_20_Cont">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p text:style-name="Heading_20_2">Tie-Breakers</text:p>
      <text:p text:style-name="Body_20_Text_20_First">If the compiler cannot find one function that unambiguously ranks higher than the others, it applies a few final rules to try to pick a winner. The compiler checks the following rules in order. If one rules yields a winner, the compiler stops at that point and uses the winning function. Otherwise, it continues with the next tie-breaker:</text:p>
      <text:list xml:id="list2166165705" text:continue-list="list482167669" text:style-name="WW8Num4">
        <text:list-item>
          <text:p text:style-name="Bullet">Although return type is not considered part of overload resolution, if the overloaded function call is used in a user-defined initialization, the function’s return type that invokes a better standard conversion sequence wins.</text:p>
        </text:list-item>
        <text:list-item>
          <text:p text:style-name="Bullet">A non-template function beats a function template.</text:p>
        </text:list-item>
        <text:list-item>
          <text:p text:style-name="Bullet">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list-item>
        <text:list-item>
          <text:p text:style-name="Bullet">Otherwise, the compiler reports an ambiguity error.</text:p>
        </text:list-item>
      </text:list>
      <text:p text:style-name="Body_20_Text_20_Cont">Listing 69-4 shows some examples of overloading and how C++ ranks functions.</text:p>
      <text:p text:style-name="Code_20_Caption"><text:span text:style-name="T7">Listing 69-4.</text:span> Ranking Functions for Overload Resolution</text:p>
      <text:p text:style-name="Code"><text:soft-page-break/><text:span text:style-name="T4"><text:s/></text:span>1 #include &lt;iostream&gt;</text:p>
      <text:p text:style-name="Code"><text:span text:style-name="T4"><text:s/></text:span>2 #include &lt;string&gt;</text:p>
      <text:p text:style-name="Code"><text:span text:style-name="T4"><text:s/></text:span>3</text:p>
      <text:p text:style-name="Code"><text:span text:style-name="T4"><text:s/></text:span>4 void print(std::string const&amp; str) { std::cout &lt;&lt; str; }</text:p>
      <text:p text:style-name="Code"><text:span text:style-name="T4"><text:s/></text:span>5 void print(int x) <text:s text:c="17"/>{ std::cout &lt;&lt; "int: " &lt;&lt; x; }</text:p>
      <text:p text:style-name="Code"><text:span text:style-name="T4"><text:s/></text:span>6 void print(double x) <text:s text:c="14"/>{ std::cout &lt;&lt; "double: " &lt;&lt; x; }</text:p>
      <text:p text:style-name="Code"><text:span text:style-name="T4"><text:s/></text:span>7</text:p>
      <text:p text:style-name="Code"><text:span text:style-name="T4"><text:s/></text:span>8 class base {</text:p>
      <text:p text:style-name="Code"><text:span text:style-name="T4"><text:s/></text:span>9 public:</text:p>
      <text:p text:style-name="Code">10 <text:s text:c="2"/>void print(std::string const&amp; str) const { ::print(str); ::print("\n"); }</text:p>
      <text:p text:style-name="Code">11 <text:s text:c="2"/>void print(std::string const&amp; s1, std::string const&amp; s2)</text:p>
      <text:p text:style-name="Code">12 <text:s text:c="2"/>{</text:p>
      <text:p text:style-name="Code">13 <text:s text:c="4"/>print(s1); print(s2);</text:p>
      <text:p text:style-name="Code">14 <text:s text:c="2"/>}</text:p>
      <text:p text:style-name="Code">15 };</text:p>
      <text:p text:style-name="Code">16</text:p>
      <text:p text:style-name="Code">17 class convert : public base {</text:p>
      <text:p text:style-name="Code">18 public:</text:p>
      <text:p text:style-name="Code">19 <text:s text:c="2"/>convert() <text:s text:c="13"/>{ print("convert()"); }</text:p>
      <text:p text:style-name="Code">20 <text:s text:c="2"/>convert(double) <text:s text:c="7"/>{ print("convert(double)"); }</text:p>
      <text:p text:style-name="Code">21 <text:s text:c="2"/>operator int() const <text:s text:c="2"/>{ print("convert::operator int()"); return 42; }</text:p>
      <text:p text:style-name="Code">22 <text:s text:c="2"/>operator float() const { print("convert::operator float()"); return 3.14159f; }</text:p>
      <text:p text:style-name="Code">23 };</text:p>
      <text:p text:style-name="Code">24</text:p>
      <text:p text:style-name="Code">25 class demo : public base {</text:p>
      <text:p text:style-name="Code">26 public:</text:p>
      <text:p text:style-name="Code">27 <text:s text:c="2"/>demo(int) <text:s text:c="5"/>{ print("demo(int)"); }</text:p>
      <text:p text:style-name="Code">28 <text:s text:c="2"/>demo(long) <text:s text:c="4"/>{ print("demo(long)"); }</text:p>
      <text:p text:style-name="Code">29 <text:s text:c="2"/>demo(convert) <text:s/>{ print("demo(convert)"); }</text:p>
      <text:p text:style-name="Code">30 <text:s text:c="2"/>demo(int, int) { print("demo(int, int)"); }</text:p>
      <text:p text:style-name="Code">31 };</text:p>
      <text:p text:style-name="Code">32</text:p>
      <text:p text:style-name="Code">33 class other {</text:p>
      <text:p text:style-name="Code">34 public:</text:p>
      <text:p text:style-name="Code">35 <text:s text:c="2"/>other() <text:s text:c="7"/>{ std::cout &lt;&lt; "other::other()\n"; }</text:p>
      <text:p text:style-name="Code">36 <text:s text:c="2"/>other(int,int) { std::cout &lt;&lt; "other::other(int, int)\n"; }</text:p>
      <text:p text:style-name="Code">37 <text:s text:c="2"/>operator convert() const</text:p>
      <text:p text:style-name="Code">38 <text:s text:c="2"/>{</text:p>
      <text:p text:style-name="Code">39 <text:s text:c="4"/>std::cout &lt;&lt; "other::operator convert()\n"; return convert();</text:p>
      <text:p text:style-name="Code">40 <text:s text:c="2"/>}</text:p>
      <text:p text:style-name="Code">41 };</text:p>
      <text:p text:style-name="Code">42</text:p>
      <text:p text:style-name="Code">43 int operator+(demo const&amp;, demo const&amp;)</text:p>
      <text:p text:style-name="Code">44 {</text:p>
      <text:p text:style-name="Code">45 <text:s text:c="2"/>print("operator+(demo,demo)\n"); return 42;</text:p>
      <text:p text:style-name="Code">46 }</text:p>
      <text:p text:style-name="Code">47</text:p>
      <text:p text:style-name="Code">48 int operator+(int, demo const&amp;) { print("operator+(int,demo)\n"); return 42; }</text:p>
      <text:p text:style-name="Code"><text:soft-page-break/>49</text:p>
      <text:p text:style-name="Code">50 int main()</text:p>
      <text:p text:style-name="Code">51 {</text:p>
      <text:p text:style-name="Code">52 <text:s text:c="2"/>other x{};</text:p>
      <text:p text:style-name="Code">53 <text:s text:c="2"/>demo d{x};</text:p>
      <text:p text:style-name="Code">54 <text:s text:c="2"/>3L + d;</text:p>
      <text:p text:style-name="Code">55 <text:s text:c="2"/>short s{2};</text:p>
      <text:p text:style-name="Code">56 <text:s text:c="2"/>d + s;</text:p>
      <text:p text:style-name="Code">57 }</text:p>
      <text:p text:style-name="Body_20_Text_20_Cont">What output do you expect from the program in Listing 69-4?</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 that are tied for best rank. Sometimes, however, you might need to sit down with the rules and go over them carefully to figure out why the compiler isn’t happy. To help you prepare for that day, Listing 69-5 presents some overloading errors. <text:span text:style-name="Strong_20_Emphasis"><text:span text:style-name="T8">See if you can find and fix the problems.</text:span></text:span></text:p>
      <text:p text:style-name="Code_20_Caption"><text:span text:style-name="T7">Listing 69-5.</text:span> Fix the Overloading Errors</text:p>
      <text:p text:style-name="Code">#include &lt;iostream&gt;</text:p>
      <text:p text:style-name="Code">#include &lt;string&gt;</text:p>
      <text:p text:style-name="Code"/>
      <text:p text:style-name="Code">void easy(long) {}</text:p>
      <text:p text:style-name="Code">void easy(double) {}</text:p>
      <text:p text:style-name="Code">void call_easy() {</text:p>
      <text:p text:style-name="Code"><text:span text:style-name="T4"><text:s text:c="3"/></text:span>easy(42);</text:p>
      <text:p text:style-name="Code">}</text:p>
      <text:p text:style-name="Code"/>
      <text:p text:style-name="Code">void pointer(double*) {}</text:p>
      <text:p text:style-name="Code">void pointer(void*) {}</text:p>
      <text:p text:style-name="Code"><text:soft-page-break/>const int zero = 0;</text:p>
      <text:p text:style-name="Code">void call_pointer() {</text:p>
      <text:p text:style-name="Code"><text:span text:style-name="T4"><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4"><text:s text:c="3"/></text:span>add(1, 2, 3L, 4.0);</text:p>
      <text:p text:style-name="Code">}</text:p>
      <text:p text:style-name="Code"/>
      <text:p text:style-name="Code">void ref(int const&amp;) {}</text:p>
      <text:p text:style-name="Code">void ref(int) {}</text:p>
      <text:p text:style-name="Code">void call_ref() {</text:p>
      <text:p text:style-name="Code"><text:span text:style-name="T4"><text:s text:c="3"/></text:span>int x;</text:p>
      <text:p text:style-name="Code"><text:span text:style-name="T4"><text:s text:c="3"/></text:span>ref(x);</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4"><text:s text:c="3"/></text:span>sibling s;</text:p>
      <text:p text:style-name="Code"><text:span text:style-name="T4"><text:s text:c="3"/></text:span>most_derived md;</text:p>
      <text:p text:style-name="Code"><text:span text:style-name="T4"><text:s text:c="3"/></text:span>tree(md, s);</text:p>
      <text:p text:style-name="Code">}</text:p>
      <text:p text:style-name="Body_20_Text_20_Cont">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text:soft-page-break/>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string) to be invoked in a variety of ways. These rules will help guide you to make good choices when you decide to overload a function.</text:p>
      <text:p text:style-name="Note_2f_Tip_2f_Caution"><text:span text:style-name="Dingbat_20_Symbol"><text:span text:style-name="T2">n </text:span></text:span>Tip 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need to concern yourself with the detailed rules as laid out in this Exploration. All the rules apply, but the standard declares a reasonable set of overloads that work with the builtin types and key library types, such as <text:span text:style-name="Code_20_Inline">std::string</text:span>.</text:p>
      <text:p text:style-name="Heading_20_1">Default Arguments</text:p>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are often easy to understand. Read Listing 69-6 for an example.</text:p>
      <text:p text:style-name="Code_20_Caption"><text:span text:style-name="T7">Listing 69-6.</text:span> Default Arguments</text:p>
      <text:p text:style-name="Code">#include &lt;iostream&gt;</text:p>
      <text:p text:style-name="Code"/>
      <text:p text:style-name="Code">int add(int x = 0, int y = 0)</text:p>
      <text:p text:style-name="Code">{</text:p>
      <text:p text:style-name="Code"><text:span text:style-name="T4"><text:s text:c="2"/></text:span>return x + y;</text:p>
      <text:p text:style-name="Code">}</text:p>
      <text:p text:style-name="Code"/>
      <text:p text:style-name="Code">int main()</text:p>
      <text:p text:style-name="Code">{</text:p>
      <text:p text:style-name="Code"><text:span text:style-name="T4"><text:s text:c="2"/></text:span>std::cout &lt;&lt; add() &lt;&lt; '\n';</text:p>
      <text:p text:style-name="Code"><text:span text:style-name="T4"><text:s text:c="2"/></text:span>std::cout &lt;&lt; add(5) &lt;&lt; '\n';</text:p>
      <text:p text:style-name="Code"><text:soft-page-break/><text:span text:style-name="T4"><text:s text:c="2"/></text:span>std::cout &lt;&lt; add(32, add(4, add(6))) &lt;&lt; '\n';</text:p>
      <text:p text:style-name="Code">}</text:p>
      <text:p text:style-name="Body_20_Text_20_Cont">What does the program in Listing 69-6 print?</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text:p>
      <text:p text:style-name="Code">template&lt;class T&gt; class rational {</text:p>
      <text:p text:style-name="Code">public:</text:p>
      <text:p text:style-name="Code"><text:span text:style-name="T4"><text:s text:c="2"/></text:span>rational(T const&amp; num = T{0}, T const&amp; den = T{1})</text:p>
      <text:p text:style-name="Code"><text:span text:style-name="T4"><text:s text:c="2"/></text:span>: numerator_{num}, denominator_{den}</text:p>
      <text:p text:style-name="Code"><text:span text:style-name="T4"><text:s text:c="2"/></text:span>{</text:p>
      <text:p text:style-name="Code"><text:span text:style-name="T4"><text:s text:c="4"/></text:span>reduce();</text:p>
      <text:p text:style-name="Code"><text:span text:style-name="T4"><text:s text:c="2"/></text:span>}</text:p>
      <text:p text:style-name="Code"><text:span text:style-name="T4"><text:s text:c="2"/></text:span>...omitted for brevity...</text:p>
      <text:p text:style-name="Code">};</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text:soft-page-break/>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he next Exploration visits another aspect of C++ programming for which the rules can be complicated and scary: metaprogramming, or writing programs that run at compile-time.</text:p>
      <text:p text:style-name="Body_20_Text_20_Cont">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
</text:span>
<text:span text:style-name="MT1"> </text:span>
<text:span text:style-name="Gray_20_Dingbat">n</text:span>
<text:span text:style-name="MT1"> </text:span>
<text:span text:style-name="MT1">
<text:bookmark-ref text:reference-format="text" text:ref-name="Ref_Title">Overloaded Functions and Operators</text:bookmark-ref>
</text:span>
</text:p>
        <text:p text:style-name="MP1"/>
      </style:header>
      <style:header-left style:display="false">
        <text:p text:style-name="Header">
<text:span text:style-name="MT1">EXPLORATION </text:span>
<text:span text:style-name="MT1">
<text:bookmark-ref text:reference-format="text" text:ref-name="Ref_Chapter"/>
</text:span>
<text:span text:style-name="MT1"> </text:span>
<text:span text:style-name="Gray_20_Dingbat">
<text:span text:style-name="MT3">n</text:span>
</text:span>
<text:span text:style-name="MT1"> </text:span>
<text:span text:style-name="MT1">
<text:bookmark-ref text:reference-format="text" text:ref-name="Ref_Title">Overloaded Functions and Operators</text:bookmark-ref>
</text:span>
</text:p>
        <text:p text:style-name="Header"/>
      </style:header-left>
      <style:footer>
        <text:p text:style-name="MP2">
<text:span text:style-name="page_20_number">
<text:page-number text:select-page="current">7</text:page-number>
</text:span>
</text:p>
        <text:p text:style-name="MP2"/>
      </style:footer>
      <style:footer-left style:display="false">
        <text:p text:style-name="Footer">
<text:span text:style-name="page_20_number">
<text:page-number text:select-page="current">6</text:page-number>
</text:span>
</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9</text:p>
        <text:p text:style-name="MP4"/>
        <text:p text:style-name="MP5"></text:p>
      </style:header>
      <style:footer>
        <text:p text:style-name="MP6">
<text:span text:style-name="page_20_number">
<text:page-number text:select-page="current">1</text:page-number>
</text:span>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10:11:49</dc:date>
    <meta:editing-cycles>7</meta:editing-cycles>
    <meta:editing-duration>PT18M34S</meta:editing-duration>
    <meta:generator>LibreOffice/4.0-5$Linux_X86_64 LibreOffice_project/400m0$Build-305</meta:generator>
    <meta:document-statistic meta:table-count="0" meta:image-count="0" meta:object-count="0" meta:page-count="15" meta:paragraph-count="320" meta:word-count="4905" meta:character-count="30296" meta:non-whitespace-character-count="25388"/>
    <meta:user-defined meta:name="AppVersion">12.0000</meta:user-defined>
    <meta:user-defined meta:name="Chapter Number">69</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1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